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/>
        </table:table-row>
        <table:table-row table:style-name="ro1">
          <table:table-cell table:style-name="ce2" office:value-type="date" office:date-value="2018-03-05" calcext:value-type="date">
            <text:p>05/03/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STUDY: Day of non-educational chores.</text:p>
          </table:table-cell>
          <table:table-cell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21:07:01.64179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7T21:09:38.948556696</dc:date>
    <meta:editing-duration>PT6H56M22S</meta:editing-duration>
    <meta:editing-cycles>13</meta:editing-cycles>
    <meta:document-statistic meta:table-count="1" meta:cell-count="31" meta:object-count="0"/>
  </office:meta>
</office:document-meta>
</file>